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Oswald" svg:font-family="Oswald, arial, Georgia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a452" officeooo:paragraph-rsid="000ca452"/>
    </style:style>
    <style:style style:name="P2" style:family="paragraph" style:parent-style-name="Standard">
      <style:text-properties officeooo:rsid="000ca452" officeooo:paragraph-rsid="0020f3b1"/>
    </style:style>
    <style:style style:name="P3" style:family="paragraph" style:parent-style-name="Standard">
      <style:text-properties officeooo:rsid="000ca452" officeooo:paragraph-rsid="002e60a7"/>
    </style:style>
    <style:style style:name="P4" style:family="paragraph" style:parent-style-name="Standard">
      <style:text-properties officeooo:rsid="000ca452" officeooo:paragraph-rsid="003104d2"/>
    </style:style>
    <style:style style:name="P5" style:family="paragraph" style:parent-style-name="Standard">
      <style:text-properties fo:font-weight="bold" officeooo:rsid="0018c3fa" officeooo:paragraph-rsid="0018c3fa" style:font-weight-asian="bold" style:font-weight-complex="bold"/>
    </style:style>
    <style:style style:name="P6" style:family="paragraph" style:parent-style-name="Standard">
      <style:text-properties fo:font-weight="bold" officeooo:rsid="000ca452" officeooo:paragraph-rsid="003104d2" style:font-weight-asian="bold" style:font-weight-complex="bold"/>
    </style:style>
    <style:style style:name="P7" style:family="paragraph" style:parent-style-name="Standard">
      <style:text-properties fo:font-weight="bold" officeooo:rsid="000ca452" officeooo:paragraph-rsid="005fec35" style:font-weight-asian="bold" style:font-weight-complex="bold"/>
    </style:style>
    <style:style style:name="P8" style:family="paragraph" style:parent-style-name="Standard">
      <style:text-properties fo:font-weight="bold" officeooo:rsid="0052f815" officeooo:paragraph-rsid="00592992" style:font-weight-asian="bold" style:font-weight-complex="bold"/>
    </style:style>
    <style:style style:name="P9" style:family="paragraph" style:parent-style-name="Standard">
      <style:text-properties fo:font-weight="bold" officeooo:rsid="0068cef1" officeooo:paragraph-rsid="0068cef1" style:font-weight-asian="bold" style:font-weight-complex="bold"/>
    </style:style>
    <style:style style:name="P10" style:family="paragraph" style:parent-style-name="Standard">
      <style:text-properties fo:font-weight="normal" officeooo:rsid="000ca452" officeooo:paragraph-rsid="005fec35" style:font-weight-asian="normal" style:font-weight-complex="normal"/>
    </style:style>
    <style:style style:name="P11" style:family="paragraph" style:parent-style-name="Standard">
      <style:text-properties officeooo:paragraph-rsid="0018c3fa"/>
    </style:style>
    <style:style style:name="P12" style:family="paragraph" style:parent-style-name="Standard">
      <style:text-properties officeooo:rsid="001b455b" officeooo:paragraph-rsid="001b455b"/>
    </style:style>
    <style:style style:name="P13" style:family="paragraph" style:parent-style-name="Standard">
      <style:text-properties officeooo:paragraph-rsid="003a470a"/>
    </style:style>
    <style:style style:name="P14" style:family="paragraph" style:parent-style-name="Standard">
      <style:text-properties officeooo:rsid="003adb01" officeooo:paragraph-rsid="003adb01"/>
    </style:style>
    <style:style style:name="P15" style:family="paragraph" style:parent-style-name="Standard">
      <style:text-properties officeooo:rsid="00401892" officeooo:paragraph-rsid="00401892"/>
    </style:style>
    <style:style style:name="P16" style:family="paragraph" style:parent-style-name="Standard">
      <style:text-properties officeooo:rsid="00401892" officeooo:paragraph-rsid="00582426"/>
    </style:style>
    <style:style style:name="P17" style:family="paragraph" style:parent-style-name="Standard">
      <style:text-properties officeooo:paragraph-rsid="00401892"/>
    </style:style>
    <style:style style:name="P18" style:family="paragraph" style:parent-style-name="Standard">
      <style:text-properties officeooo:paragraph-rsid="0049e806"/>
    </style:style>
    <style:style style:name="P19" style:family="paragraph" style:parent-style-name="Standard">
      <style:text-properties officeooo:rsid="0056732a" officeooo:paragraph-rsid="0056732a"/>
    </style:style>
    <style:style style:name="P20" style:family="paragraph" style:parent-style-name="Standard">
      <style:text-properties officeooo:rsid="0056732a" officeooo:paragraph-rsid="00592992"/>
    </style:style>
    <style:style style:name="P21" style:family="paragraph" style:parent-style-name="Standard">
      <style:text-properties officeooo:paragraph-rsid="0052f815"/>
    </style:style>
    <style:style style:name="P22" style:family="paragraph" style:parent-style-name="Standard">
      <style:text-properties officeooo:paragraph-rsid="00592992"/>
    </style:style>
    <style:style style:name="P23" style:family="paragraph" style:parent-style-name="Standard">
      <style:text-properties officeooo:rsid="0068cef1" officeooo:paragraph-rsid="0068cef1"/>
    </style:style>
    <style:style style:name="P24" style:family="paragraph" style:parent-style-name="Standard">
      <style:text-properties officeooo:rsid="006c0d28" officeooo:paragraph-rsid="006c0d28"/>
    </style:style>
    <style:style style:name="P25" style:family="paragraph" style:parent-style-name="Standard">
      <style:text-properties officeooo:rsid="006fa66e" officeooo:paragraph-rsid="006fa66e"/>
    </style:style>
    <style:style style:name="T1" style:family="text">
      <style:text-properties officeooo:rsid="000d26b4"/>
    </style:style>
    <style:style style:name="T2" style:family="text">
      <style:text-properties officeooo:rsid="000fd11e"/>
    </style:style>
    <style:style style:name="T3" style:family="text">
      <style:text-properties fo:font-variant="normal" fo:text-transform="none" fo:color="#000000" style:font-name="Linux Libertine" fo:letter-spacing="normal" fo:language="en" fo:country="US" fo:font-style="normal" officeooo:rsid="0018c3fa"/>
    </style:style>
    <style:style style:name="T4" style:family="text">
      <style:text-properties fo:font-variant="normal" fo:text-transform="none" fo:color="#000000" style:font-name="Linux Libertine" fo:letter-spacing="normal" fo:language="en" fo:country="US" fo:font-style="normal" fo:font-weight="normal"/>
    </style:style>
    <style:style style:name="T5" style:family="text">
      <style:text-properties fo:font-variant="normal" fo:text-transform="none" fo:color="#000000" style:font-name="Linux Libertine" fo:letter-spacing="normal" fo:language="en" fo:country="US" fo:font-style="normal" fo:font-weight="normal" officeooo:rsid="0018c3fa"/>
    </style:style>
    <style:style style:name="T6" style:family="text">
      <style:text-properties fo:font-weight="normal" officeooo:rsid="0018c3fa" style:font-weight-asian="normal" style:font-weight-complex="normal"/>
    </style:style>
    <style:style style:name="T7" style:family="text">
      <style:text-properties fo:font-weight="normal" officeooo:rsid="003723e4" style:font-weight-asian="normal" style:font-weight-complex="normal"/>
    </style:style>
    <style:style style:name="T8" style:family="text">
      <style:text-properties officeooo:rsid="001b455b"/>
    </style:style>
    <style:style style:name="T9" style:family="text">
      <style:text-properties officeooo:rsid="001c689e"/>
    </style:style>
    <style:style style:name="T10" style:family="text">
      <style:text-properties officeooo:rsid="001e7f62"/>
    </style:style>
    <style:style style:name="T11" style:family="text">
      <style:text-properties fo:font-style="italic" officeooo:rsid="000fd11e" style:font-style-asian="italic" style:font-style-complex="italic"/>
    </style:style>
    <style:style style:name="T12" style:family="text">
      <style:text-properties officeooo:rsid="0026abd2"/>
    </style:style>
    <style:style style:name="T13" style:family="text">
      <style:text-properties officeooo:rsid="002806e9"/>
    </style:style>
    <style:style style:name="T14" style:family="text">
      <style:text-properties officeooo:rsid="002e60a7"/>
    </style:style>
    <style:style style:name="T15" style:family="text">
      <style:text-properties officeooo:rsid="003cb483"/>
    </style:style>
    <style:style style:name="T16" style:family="text">
      <style:text-properties officeooo:rsid="00401892"/>
    </style:style>
    <style:style style:name="T17" style:family="text">
      <style:text-properties officeooo:rsid="0047d855"/>
    </style:style>
    <style:style style:name="T18" style:family="text">
      <style:text-properties officeooo:rsid="0049e806"/>
    </style:style>
    <style:style style:name="T19" style:family="text">
      <style:text-properties officeooo:rsid="0054fcfe"/>
    </style:style>
    <style:style style:name="T20" style:family="text">
      <style:text-properties officeooo:rsid="0056732a"/>
    </style:style>
    <style:style style:name="T21" style:family="text">
      <style:text-properties officeooo:rsid="00582426"/>
    </style:style>
    <style:style style:name="T22" style:family="text">
      <style:text-properties officeooo:rsid="005b29d0"/>
    </style:style>
    <style:style style:name="T23" style:family="text">
      <style:text-properties officeooo:rsid="0064858e"/>
    </style:style>
    <style:style style:name="T24" style:family="text">
      <style:text-properties officeooo:rsid="00650572"/>
    </style:style>
    <style:style style:name="T25" style:family="text">
      <style:text-properties officeooo:rsid="006d960a"/>
    </style:style>
    <style:style style:name="T26" style:family="text">
      <style:text-properties officeooo:rsid="006ff9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 Theorem <text:span text:style-name="T8">[1]</text:span>:</text:p>
      <text:p text:style-name="P1">- Consistency <text:span text:style-name="T1">guarantee</text:span>: <text:span text:style-name="T9">every request receives the most up-to-date message</text:span></text:p>
      <text:p text:style-name="P1">- Availability <text:span text:style-name="T8">guarantee</text:span>: <text:span text:style-name="T10">every request receives the response </text:span></text:p>
      <text:p text:style-name="P2">- Partition Toleranc<text:span text:style-name="T2">e guarantee: the system is running normally when server or client crashes at any time (failure model).</text:span></text:p>
      <text:p text:style-name="P2"><text:span text:style-name="T2"><text:s/></text:span><text:span text:style-name="T11">(a network is partitioned if messages cannot flow from one machine to another = server failure) </text:span><text:span text:style-name="T2"><text:line-break/></text:span></text:p>
      <text:p text:style-name="P12">CAP theorem states that we can have at most two out of three properties <text:span text:style-name="T9">in distributed system. </text:span><text:s/><text:span text:style-name="T12">That means:</text:span></text:p>
      <text:p text:style-name="P12">- <text:span text:style-name="T12">If there is no failure model, we can achieve both consistency and availability</text:span></text:p>
      <text:p text:style-name="P12">- <text:span text:style-name="T12">If there is failure in the system, we can only achieve either consistency or availability</text:span></text:p>
      <text:p text:style-name="P1"><text:span text:style-name="T13"><text:tab/>+ If we choose consistency: update messages before reading (allow lock, return error if message is not up-to-date) </text:span></text:p>
      <text:p text:style-name="P3"><text:span text:style-name="T13"><text:tab/>+ If we choose availability: reads message before updating (always return information even it is not up-to-date)</text:span></text:p>
      <text:p text:style-name="P3"/>
      <text:p text:style-name="P6"><text:span text:style-name="T14">Question is: How can we maximize availability and consistency when network fails? [2]</text:span></text:p>
      <text:p text:style-name="P4"/>
      <text:p text:style-name="P14">To mitigate the effects of model failure on consistency and availability, we have: <text:span text:style-name="T15">Detect the partition, have recovery process, plan for all invariants that might be violated during a partition [2]</text:span></text:p>
      <text:p text:style-name="P14"/>
      <text:p text:style-name="P15">Three steps: </text:p>
      <text:p text:style-name="P15"><text:span text:style-name="T22">1. Detect the start of partitions</text:span></text:p>
      <text:p text:style-name="P15"><text:span text:style-name="T22">2. Enter partition mode to limit some operations:</text:span></text:p>
      <text:p text:style-name="P15"><text:span text:style-name="T20"><text:tab/>+ limit some operations (reduce availability, more consistency)</text:span></text:p>
      <text:p text:style-name="P19"><text:tab/>+ record extra information about the operations (helpful during partition and more availability)</text:p>
      <text:p text:style-name="P19"/>
      <text:p text:style-name="P8"><text:tab/>Track the history operations <text:span text:style-name="T19">[2]</text:span></text:p>
      <text:p text:style-name="P22"/>
      <text:p text:style-name="P20"><text:span text:style-name="T18"><text:tab/>“The best way to track the history of operations on both sides is to use version vectors. </text:span>The vector’s elements are a pair (node, logical time), with one entry for every node that has updated the object and the time of its last update. Given two versions of an object, A and B, A is newer than B if, for every node in common in their vectors, A’s times are greater than or equal to B’s and at least one of A’s times is greater.”</text:p>
      <text:p text:style-name="P20"/>
      <text:p text:style-name="P7"><text:span text:style-name="T14"><text:tab/>Question is: What if the client sends message to the server and the server crashes before receiving the message? Availability? [p.26] [2]</text:span></text:p>
      <text:p text:style-name="P10"><text:tab/>- <text:span text:style-name="T17">Delay the operation until recovery finishes (users dont know)</text:span></text:p>
      <text:p text:style-name="P10"><text:tab/>- <text:span text:style-name="T17">Placed the messages in order and receive it later</text:span></text:p>
      <text:p text:style-name="P10"/>
      <text:p text:style-name="P15"><text:span text:style-name="T22">3. Start partition recovery:<text:tab/></text:span></text:p>
      <text:p text:style-name="P15"><text:span text:style-name="T20"><text:tab/>+ fix errors</text:span></text:p>
      <text:p text:style-name="P16"><text:span text:style-name="T21"><text:tab/>+ restore availability and consistency</text:span></text:p>
      <text:p text:style-name="P16"><text:tab/></text:p>
      <text:p text:style-name="P15"><text:tab/><text:span text:style-name="T23">Model failure has delayed some operations and violated some invariants. <text:tab/>System knows the state and history of both sides (kept log during partition mode). </text:span></text:p>
      <text:p text:style-name="P15"><text:tab/><text:span text:style-name="T24">Two problems must be solved:</text:span></text:p>
      <text:p text:style-name="P17"><text:span text:style-name="T16"><text:tab/><text:tab/>+ </text:span>the state on both sides must become consistent</text:p>
      <text:p text:style-name="P17"><text:tab/><text:tab/><text:span text:style-name="T24">+ </text:span>there must be compensation for the mistakes made during partition mode.</text:p>
      <text:p text:style-name="P21"/>
      <text:p text:style-name="P18"/>
      <text:p text:style-name="P15"><text:soft-page-break/></text:p>
      <text:p text:style-name="P9">Eventual Consistency [3]</text:p>
      <text:p text:style-name="P4"/>
      <text:p text:style-name="P24">Eventual consistency definition: all servers will eventually consistent (“converge to the same state”) <text:span text:style-name="T25">at some point in the future.</text:span></text:p>
      <text:p text:style-name="P25"/>
      <text:p text:style-name="P25">This is a weak model, the system can return any data before it <text:span text:style-name="T26">it eventually consistent.</text:span></text:p>
      <text:p text:style-name="P25"/>
      <text:p text:style-name="P25"/>
      <text:p text:style-name="P4"><text:span text:style-name="T14"><text:s/></text:span></text:p>
      <text:p text:style-name="P5">Reference:</text:p>
      <text:p text:style-name="P11"><text:span text:style-name="T6">1. </text:span><text:bookmark text:name="firstHeading"/><text:span text:style-name="T4">CAP theorem </text:span><text:span text:style-name="T5">(Towards robust distributed systems) - </text:span><text:span text:style-name="T3">Eric Brewer</text:span></text:p>
      <text:p text:style-name="P13"><text:span text:style-name="T7">2. </text:span>CAP Twelve Years Later: How the “Rules” Have Changed - Eric Brewer</text:p>
      <text:p text:style-name="P23">3. Eventual Consistency Today – Peter ad A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Oswald" svg:font-family="Oswald, arial, Georgia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1:07:04.064843239</meta:creation-date>
    <dc:date>2018-05-14T18:10:22.370995079</dc:date>
    <meta:editing-duration>P1DT7H2M53S</meta:editing-duration>
    <meta:editing-cycles>53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484" meta:character-count="2959" meta:non-whitespace-character-count="2481"/>
  </office:meta>
</office:document-meta>
</file>